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817" officeooo:paragraph-rsid="0018c817"/>
    </style:style>
    <style:style style:name="P2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onaco" fo:font-size="10pt" officeooo:rsid="0018c817" officeooo:paragraph-rsid="0018c817" style:font-name-asian="Monaco" style:font-size-asian="10pt" style:font-name-complex="Monaco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onaco" fo:font-size="10pt" officeooo:paragraph-rsid="0018c817" style:font-name-asian="Monaco" style:font-size-asian="10pt" style:font-name-complex="Monaco" style:font-size-complex="12pt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r murtaza(p18-0145):</text:p>
      <text:p text:style-name="P1">DB lab task 9:</text:p>
      <text:p text:style-name="P3">CREATE TABLE USERS ( USER_ID INT(100) PRIMARY KEY, USERNAME VARCHAR(20) NOT NULL, PASSWORD VARCHAR(30) NOT NULL, EMAIL VARCHAR(40) NOT NULL, SALARY INT DEFAULT 0.00 NOT NULL);</text:p>
      <text:p text:style-name="P3"/>
      <text:p text:style-name="P3">CREATE TABLE SUMMARY(</text:p>
      <text:p text:style-name="P3"><text:s text:c="4"/>-&gt; ID INT PRIMARY KEY AUTO_INCREMENT,</text:p>
      <text:p text:style-name="P3"><text:s text:c="4"/>-&gt; TOTAL_USERS INT NOT NULL,</text:p>
      <text:p text:style-name="P3"><text:s text:c="4"/>-&gt; YAHOO INT DEFAULT 0,</text:p>
      <text:p text:style-name="P3"><text:s text:c="4"/>-&gt; GMAIL INT DEFAULT 0,</text:p>
      <text:p text:style-name="P3"><text:s text:c="4"/>-&gt; HOTMAIL INT DEFAULT 0);</text:p>
      <text:p text:style-name="P3"/>
      <text:p text:style-name="P3"/>
      <text:p text:style-name="P3">E1.1:</text:p>
      <text:p text:style-name="P3">Delimiter $$</text:p>
      <text:p text:style-name="P3">CREATE PROCEDURE CALC_SUMMARY(IN id int, IN total_usr INT, IN yah INT, IN hotm INT, IN Gm INT)</text:p>
      <text:p text:style-name="P3"><text:s text:c="4"/>-&gt; BEGIN</text:p>
      <text:p text:style-name="P3"><text:s text:c="4"/>-&gt; INSERT INTO SUMMARY(ID, TOTAL_USERS, YAHOO, HOTMAIL, GMAIL) VALUES (id, total_usr, yah, hotm, Gm);</text:p>
      <text:p text:style-name="P3"><text:s text:c="4"/>-&gt; end$$</text:p>
      <text:p text:style-name="P3"/>
      <text:p text:style-name="P3">E1.2:</text:p>
      <text:p text:style-name="P3"/>
      <text:p text:style-name="P3">CREATE PROCEDURE ADD_USER(IN ID INT, IN USRNAME varchar(20), IN PASW VARCHAR(30), IN MAIL VARCHAR(40), IN SAL INT)</text:p>
      <text:p text:style-name="P3"><text:s text:c="4"/>-&gt; BEGIN</text:p>
      <text:p text:style-name="P3"><text:s text:c="4"/>-&gt; insert into users values (ID, USRNAME, PASW, MAIL, SAL);</text:p>
      <text:p text:style-name="P3"><text:s text:c="4"/>-&gt; END$$</text:p>
      <text:p text:style-name="P3">call add_user(3, "red426", "der624", "red426@gmail.com", 40000)$$</text:p>
      <text:p text:style-name="P3">Query OK, 1 row affected (0.01 sec)</text:p>
      <text:p text:style-name="P3"><text:s/>select * from users;</text:p>
      <text:p text:style-name="P3"><text:s text:c="4"/>-&gt; $$</text:p>
      <text:p text:style-name="P3">+---------+----------+----------+------------------+--------+</text:p>
      <text:p text:style-name="P3">| USER_ID | USERNAME | PASSWORD | EMAIL <text:s text:c="11"/>| SALARY |</text:p>
      <text:p text:style-name="P3">+---------+----------+----------+------------------+--------+</text:p>
      <text:p text:style-name="P3">| <text:s text:c="6"/>1 | abc123 <text:s text:c="2"/>| def321 <text:s text:c="2"/>| abc123@yahoo.com | <text:s/>30000 |</text:p>
      <text:p text:style-name="P3">| <text:s text:c="6"/>2 | xyz789 <text:s text:c="2"/>| asd123 <text:s text:c="2"/>| xyz789@gmail.com | <text:s/>50000 |</text:p>
      <text:p text:style-name="P3">| <text:s text:c="6"/>3 | red426 <text:s text:c="2"/>| der624 <text:s text:c="2"/>| red426@gmail.com | <text:s/>40000 |</text:p>
      <text:p text:style-name="P3">+---------+----------+----------+------------------+--------+</text:p>
      <text:p text:style-name="P2">3 rows in set (0.00 sec)</text:p>
      <text:p text:style-name="P2"/>
      <text:p text:style-name="P2"/>
      <text:p text:style-name="P3">E1.3:</text:p>
      <text:p text:style-name="P3">DELIMITER $$</text:p>
      <text:p text:style-name="P3">CREATE PROCEDURE DISP_REC_USERS() BEGIN SELECT COUNT(*) FROM USERS; END$$</text:p>
      <text:p text:style-name="P3">CALL DISP_REC_USERS()$$</text:p>
      <text:p text:style-name="P3">+----------+</text:p>
      <text:p text:style-name="P3">| COUNT(*) |</text:p>
      <text:p text:style-name="P3">+----------+</text:p>
      <text:p text:style-name="P3">| <text:s text:c="7"/>2 |</text:p>
      <text:p text:style-name="P3">+----------+</text:p>
      <text:p text:style-name="P3">1 row in set (0.00 sec)</text:p>
      <text:p text:style-name="P3"/>
      <text:p text:style-name="P3">Query OK, 0 rows affected (0.00 sec)</text:p>
      <text:p text:style-name="P3"/>
      <text:p text:style-name="P3"><text:soft-page-break/>E1.4:</text:p>
      <text:p text:style-name="P3"/>
      <text:p text:style-name="P3">DELIMITER $$</text:p>
      <text:p text:style-name="P3">mysql&gt; CREATE PROCEDURE AVG_SALS()</text:p>
      <text:p text:style-name="P3"><text:s text:c="4"/>-&gt; BEGIN</text:p>
      <text:p text:style-name="P3"><text:s text:c="4"/>-&gt; SELECT AVG(SALARY) FROM USERS;</text:p>
      <text:p text:style-name="P3"><text:s text:c="4"/>-&gt; END$$</text:p>
      <text:p text:style-name="P3">Query OK, 0 rows affected (0.01 sec)</text:p>
      <text:p text:style-name="P3"/>
      <text:p text:style-name="P3">mysql&gt; CALL AVG_SALS()$$</text:p>
      <text:p text:style-name="P3">+-------------+</text:p>
      <text:p text:style-name="P3">| AVG(SALARY) |</text:p>
      <text:p text:style-name="P3">+-------------+</text:p>
      <text:p text:style-name="P3">| <text:s/>40000.0000 |</text:p>
      <text:p text:style-name="P3">+-------------+</text:p>
      <text:p text:style-name="P3">1 row in set (0.01 sec)</text:p>
      <text:p text:style-name="P3"/>
      <text:p text:style-name="P3">Query OK, 0 rows affected (0.01 sec)</text:p>
      <text:p text:style-name="P3"/>
      <text:p text:style-name="P3">E1.5:</text:p>
      <text:p text:style-name="P3"/>
      <text:p text:style-name="P3">CALL MIN_MAX$$</text:p>
      <text:p text:style-name="P3">+-------+</text:p>
      <text:p text:style-name="P3">| MIN <text:s text:c="2"/>|</text:p>
      <text:p text:style-name="P3">+-------+</text:p>
      <text:p text:style-name="P3">| 30000 |</text:p>
      <text:p text:style-name="P3">+-------+</text:p>
      <text:p text:style-name="P3">1 row in set (0.00 sec)</text:p>
      <text:p text:style-name="P3"/>
      <text:p text:style-name="P3">+-------+</text:p>
      <text:p text:style-name="P3">| MAX <text:s text:c="2"/>|</text:p>
      <text:p text:style-name="P3">+-------+</text:p>
      <text:p text:style-name="P3">| 50000 |</text:p>
      <text:p text:style-name="P3">+-------+</text:p>
      <text:p text:style-name="P3">1 row in set (0.00 sec)</text:p>
      <text:p text:style-name="P3"/>
      <text:p text:style-name="P3">Query OK, 0 rows affected (0.00 sec)</text:p>
      <text:p text:style-name="P3"/>
      <text:p text:style-name="P3">E1.6:</text:p>
      <text:p text:style-name="P3"/>
      <text:p text:style-name="P3">CREATE TRIGGER SUMMARY_AFTER_INSERT</text:p>
      <text:p text:style-name="P3"><text:s text:c="4"/>-&gt; AFTER INSERT</text:p>
      <text:p text:style-name="P3"><text:s text:c="4"/>-&gt; ON PERSON.USERS</text:p>
      <text:p text:style-name="P3"><text:s text:c="4"/>-&gt; FOR EACH ROW BEGIN</text:p>
      <text:p text:style-name="P3"><text:s text:c="4"/>-&gt; INSERT INTO SUMMARY(TOTAL_USERS, YAHOO, GMAIL, HOTMAIL) VALUES ((SELECT COUNT(*) FROM USERS), (SELECT COUNT(*) FROM USERS WHERE EMAIL LIKE "%yahoo%"),(SELECT COUNT(*) FROM USERS WHERE EMAIL LIKE "%gmail%"), (SELECT COUNT(*) FROM USERS WHERE EMAIL LIKE "%hotmail%"));</text:p>
      <text:p text:style-name="P3"><text:s text:c="4"/>-&gt; end$$</text:p>
      <text:p text:style-name="P3">Query OK, 0 rows affected (0.00 sec)</text:p>
      <text:p text:style-name="P3"/>
      <text:p text:style-name="P3"/>
      <text:p text:style-name="P3">CREATE TRIGGER SUMMARY_AFTER_DELETE AFTER DELETE ON PERSON.USERS FOR EACH ROW BEGIN INSERT INTO SUMMARY(TOTAL_USERS, YAHOO, GMAIL, HOTMAIL) VALUES ((SELECT COUNT(*) FROM USERS), (SELECT COUNT(*) FROM USERS WHERE EMAIL LIKE "%yahoo%"),(SELECT COUNT(*) FROM USERS WHERE EMAIL LIKE "%gmail%"), (SELECT COUNT(*) FROM USERS WHERE EMAIL LIKE "%hotmail%")); end$$</text:p>
      <text:p text:style-name="P3">Query OK, 0 rows affected (0.01 sec)</text:p>
      <text:p text:style-name="P3"><text:soft-page-break/></text:p>
      <text:p text:style-name="P3">DELETE FROM users WHERE USERNAME = "red426";</text:p>
      <text:p text:style-name="P3">Query OK, 1 row affected (0.01 sec)</text:p>
      <text:p text:style-name="P3"/>
      <text:p text:style-name="P3">mysql&gt; select * from summary;</text:p>
      <text:p text:style-name="P3">+----+-------------+-------+-------+---------+</text:p>
      <text:p text:style-name="P3">| ID | TOTAL_USERS | YAHOO | GMAIL | HOTMAIL |</text:p>
      <text:p text:style-name="P3">+----+-------------+-------+-------+---------+</text:p>
      <text:p text:style-name="P3">| <text:s/>1 | <text:s text:c="10"/>3 | <text:s text:c="4"/>1 | <text:s text:c="4"/>2 | <text:s text:c="6"/>0 |</text:p>
      <text:p text:style-name="P3">| <text:s/>2 | <text:s text:c="10"/>4 | <text:s text:c="4"/>1 | <text:s text:c="4"/>2 | <text:s text:c="6"/>1 |</text:p>
      <text:p text:style-name="P3">| <text:s/>3 | <text:s text:c="10"/>3 | <text:s text:c="4"/>1 | <text:s text:c="4"/>1 | <text:s text:c="6"/>1 |</text:p>
      <text:p text:style-name="P3">+----+-------------+-------+-------+---------+</text:p>
      <text:p text:style-name="P3">3 rows in set (0.00 sec)</text:p>
      <text:p text:style-name="P3"/>
      <text:p text:style-name="P3">mysql&gt; select * from users;</text:p>
      <text:p text:style-name="P3">+---------+----------+----------+----------------------+--------+</text:p>
      <text:p text:style-name="P3">| USER_ID | USERNAME | PASSWORD | EMAIL <text:s text:c="15"/>| SALARY |</text:p>
      <text:p text:style-name="P3">+---------+----------+----------+----------------------+--------+</text:p>
      <text:p text:style-name="P3">| <text:s text:c="6"/>1 | abc123 <text:s text:c="2"/>| def321 <text:s text:c="2"/>| abc123@yahoo.com <text:s text:c="4"/>| <text:s/>30000 |</text:p>
      <text:p text:style-name="P3">| <text:s text:c="6"/>2 | xyz789 <text:s text:c="2"/>| asd123 <text:s text:c="2"/>| xyz789@gmail.com <text:s text:c="4"/>| <text:s/>50000 |</text:p>
      <text:p text:style-name="P3">| <text:s text:c="6"/>4 | green654 | neerg456 | green654@hotmail.com | <text:s/>35000 |</text:p>
      <text:p text:style-name="P3">+---------+----------+----------+----------------------+--------+</text:p>
      <text:p text:style-name="P2">3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06:47:38.467770883</meta:creation-date>
    <dc:date>2022-06-08T06:49:37.412088810</dc:date>
    <meta:editing-duration>PT1M59S</meta:editing-duration>
    <meta:editing-cycles>1</meta:editing-cycles>
    <meta:document-statistic meta:table-count="0" meta:image-count="0" meta:object-count="0" meta:page-count="3" meta:paragraph-count="103" meta:word-count="626" meta:character-count="3925" meta:non-whitespace-character-count="3195"/>
    <meta:generator>LibreOffice/6.0.7.3$Linux_X86_64 LibreOffice_project/00m0$Build-3</meta:generator>
  </office:meta>
</office:document-meta>
</file>